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cb490" officeooo:paragraph-rsid="000cb490"/>
    </style:style>
    <style:style style:name="P2" style:family="paragraph" style:parent-style-name="Standard">
      <style:paragraph-properties fo:text-align="start" style:justify-single-word="false"/>
      <style:text-properties officeooo:rsid="000cb490" officeooo:paragraph-rsid="000cb490"/>
    </style:style>
    <style:style style:name="P3" style:family="paragraph" style:parent-style-name="Standard">
      <style:paragraph-properties fo:text-align="start" style:justify-single-word="false"/>
      <style:text-properties officeooo:paragraph-rsid="000cdd2f"/>
    </style:style>
    <style:style style:name="P4" style:family="paragraph" style:parent-style-name="Standard">
      <style:paragraph-properties fo:text-align="start" style:justify-single-word="false"/>
      <style:text-properties officeooo:paragraph-rsid="000fe487"/>
    </style:style>
    <style:style style:name="P5" style:family="paragraph" style:parent-style-name="Standard">
      <style:paragraph-properties fo:text-align="start" style:justify-single-word="false"/>
      <style:text-properties officeooo:rsid="000e29f4" officeooo:paragraph-rsid="000e29f4"/>
    </style:style>
    <style:style style:name="P6" style:family="paragraph" style:parent-style-name="Standard">
      <style:paragraph-properties fo:text-align="start" style:justify-single-word="false"/>
      <style:text-properties officeooo:rsid="000e29f4" officeooo:paragraph-rsid="000fe487"/>
    </style:style>
    <style:style style:name="P7" style:family="paragraph" style:parent-style-name="Standard">
      <style:paragraph-properties fo:text-align="start" style:justify-single-word="false"/>
      <style:text-properties officeooo:rsid="000fe487" officeooo:paragraph-rsid="000fe487"/>
    </style:style>
    <style:style style:name="T1" style:family="text">
      <style:text-properties officeooo:rsid="000cb490"/>
    </style:style>
    <style:style style:name="T2" style:family="text">
      <style:text-properties officeooo:rsid="000cdd2f"/>
    </style:style>
    <style:style style:name="T3" style:family="text">
      <style:text-properties officeooo:rsid="000e29f4"/>
    </style:style>
    <style:style style:name="T4" style:family="text">
      <style:text-properties officeooo:rsid="000fe487"/>
    </style:style>
    <style:style style:name="T5" style:family="text">
      <style:text-properties fo:font-style="italic" officeooo:rsid="000cdd2f" style:font-style-asian="italic" style:font-style-complex="italic"/>
    </style:style>
    <style:style style:name="T6" style:family="text">
      <style:text-properties officeooo:rsid="00121d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oir maison</text:p>
      <text:p text:style-name="P1">Sandwicherie</text:p>
      <text:p text:style-name="P1"/>
      <text:p text:style-name="P1"/>
      <text:p text:style-name="P1"/>
      <text:p text:style-name="P2"/>
      <text:p text:style-name="P2">1)</text:p>
      <text:p text:style-name="P3"><text:span text:style-name="T1"><text:tab/>Notre classe Sandwich est une classe générique </text:span><text:span text:style-name="T2">qui doit définir le type de pain utilisé, le type de sauce <text:s/>le type des autres ingrédients. </text:span></text:p>
      <text:p text:style-name="P3"><text:span text:style-name="T2"><text:tab/>Pour créer une instance d’une classe Sandwich avec des types d’aliments spécifiés, nous disposons d’un constructeur qui prend en paramètre une instance de la classe Pain et une instance de la classe Sauce implémentant toutes les deux les bonnes interfaces (voir la hiérarchie des interfaces)</text:span></text:p>
      <text:p text:style-name="P3"/>
      <text:p text:style-name="P3"><text:span text:style-name="T2">Lors de la création du Sandwich, les attributs </text:span><text:span text:style-name="T5">monPain </text:span><text:span text:style-name="T2">et </text:span><text:span text:style-name="T5">maSauce</text:span><text:span text:style-name="T2"> sont initialisés avec les objets passés en paramètre du constructeur, et </text:span><text:span text:style-name="T3">l’attribut garniture est initialisé par une liste chaînée vide.</text:span></text:p>
      <text:p text:style-name="P5">Pour remplir le sandwich, il faut utiliser les méthodes :</text:p>
      <text:p text:style-name="P5"/>
      <text:p text:style-name="P6"><text:tab/><text:tab/><text:tab/>- <text:s/>ajouterIngredient <text:span text:style-name="T4">(Garniture ingredient)</text:span></text:p>
      <text:p text:style-name="P6"><text:tab/><text:tab/>(prend un objet en paramètre et l’ajoute à la liste chaînée)</text:p>
      <text:p text:style-name="P6"/>
      <text:p text:style-name="P4"><text:span text:style-name="T3"><text:tab/><text:tab/><text:tab/>- <text:s/>ajouterIngredient </text:span><text:span text:style-name="T4">(Garniture ingredient, int i)</text:span></text:p>
      <text:p text:style-name="P7"><text:tab/><text:tab/><text:span text:style-name="T3">(prend </text:span><text:span text:style-name="T6">l’</text:span><text:span text:style-name="T3">objet </text:span><text:span text:style-name="T6">ingredient</text:span><text:span text:style-name="T3"> en paramètre et l’ajoute à la liste chaînée </text:span>en position i<text:span text:style-name="T3">)</text:span></text:p>
      <text:p text:style-name="P6"/>
      <text:p text:style-name="P6"><text:tab/><text:tab/><text:tab/>- déplacerIngredientDepuis <text:span text:style-name="T6">( Sandwich sandwich, Garniture ingredient)</text:span></text:p>
      <text:p text:style-name="P6"><text:tab/><text:tab/>( qui prend en paramètre un autre sandwich et l’ingrédient <text:span text:style-name="T6">à</text:span> déplacer en question)</text:p>
      <text:p text:style-name="P6"/>
      <text:p text:style-name="P6"/>
      <text:p text:style-name="P6"/>
      <text:p text:style-name="P6"/>
      <text:p text:style-name="P6"/>
      <text:p text:style-name="P5"/>
      <text:p text:style-name="P5"/>
      <text:p text:style-name="P5"/>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1:49:27.314074044</meta:creation-date>
    <dc:date>2022-04-12T13:01:38.291276890</dc:date>
    <meta:editing-duration>PT9M27S</meta:editing-duration>
    <meta:editing-cycles>1</meta:editing-cycles>
    <meta:document-statistic meta:table-count="0" meta:image-count="0" meta:object-count="0" meta:page-count="1" meta:paragraph-count="13" meta:word-count="170" meta:character-count="1121" meta:non-whitespace-character-count="943"/>
    <meta:generator>LibreOffice/6.4.7.2$Linux_X86_64 LibreOffice_project/40$Build-2</meta:generator>
  </office:meta>
</office:document-meta>
</file>